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6214" officeooo:paragraph-rsid="000e621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4e201" fo:background-color="transparen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b2162" officeooo:paragraph-rsid="003b2162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weight="normal" officeooo:paragraph-rsid="0014e201" fo:background-color="transparent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weight="normal" officeooo:rsid="0018a572" officeooo:paragraph-rsid="0014e201" fo:background-color="transparent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weight="normal" officeooo:rsid="0018a572" officeooo:paragraph-rsid="001a7e69" fo:background-color="transparent" style:font-weight-asian="normal" style:font-weight-complex="normal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font-weight="normal" officeooo:rsid="001851a3" officeooo:paragraph-rsid="001851a3" fo:background-color="transparent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weight="normal" officeooo:rsid="00222e76" officeooo:paragraph-rsid="0014e201" fo:background-color="transparent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weight="normal" officeooo:rsid="00222e76" officeooo:paragraph-rsid="001a7e69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text-position="0% 100%" fo:font-size="12pt" fo:font-weight="normal" officeooo:paragraph-rsid="0015600c" fo:background-color="transparent" style:font-size-asian="12pt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text-position="0% 100%" fo:font-size="12pt" fo:font-weight="normal" officeooo:paragraph-rsid="0014e201" fo:background-color="transparent" style:font-size-asian="12pt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text-position="0% 100%" fo:font-size="12pt" fo:font-weight="normal" officeooo:rsid="00062974" officeooo:paragraph-rsid="0014e201" fo:background-color="transparent" style:font-size-asian="12pt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text-position="0% 100%" fo:font-size="12pt" fo:font-weight="normal" officeooo:rsid="00062974" officeooo:paragraph-rsid="001a7e69" fo:background-color="transparent" style:font-size-asian="12pt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24d4d8"/>
    </style:style>
    <style:style style:name="P17" style:family="paragraph" style:parent-style-name="Standard" style:list-style-name="L1">
      <style:text-properties officeooo:paragraph-rsid="00254824"/>
    </style:style>
    <style:style style:name="P18" style:family="paragraph" style:parent-style-name="Standard" style:list-style-name="L1">
      <style:text-properties officeooo:paragraph-rsid="00270903"/>
    </style:style>
    <style:style style:name="P19" style:family="paragraph" style:parent-style-name="Standard" style:list-style-name="L1">
      <style:text-properties officeooo:paragraph-rsid="002b811d"/>
    </style:style>
    <style:style style:name="P20" style:family="paragraph" style:parent-style-name="Standard" style:list-style-name="L1">
      <style:text-properties officeooo:paragraph-rsid="002887bf"/>
    </style:style>
    <style:style style:name="P21" style:family="paragraph" style:parent-style-name="Standard" style:list-style-name="L1">
      <style:text-properties officeooo:paragraph-rsid="00476078"/>
    </style:style>
    <style:style style:name="P22" style:family="paragraph" style:parent-style-name="Standard" style:list-style-name="L1">
      <style:text-properties officeooo:paragraph-rsid="0011a47d"/>
    </style:style>
    <style:style style:name="P23" style:family="paragraph" style:parent-style-name="Standard" style:list-style-name="L1">
      <style:text-properties officeooo:paragraph-rsid="00298f4e"/>
    </style:style>
    <style:style style:name="P24" style:family="paragraph" style:parent-style-name="Standard" style:list-style-name="L1">
      <style:text-properties officeooo:paragraph-rsid="004aee5a"/>
    </style:style>
    <style:style style:name="P25" style:family="paragraph" style:parent-style-name="Standard" style:list-style-name="L1">
      <style:text-properties officeooo:paragraph-rsid="0053c5e9"/>
    </style:style>
    <style:style style:name="P26" style:family="paragraph" style:parent-style-name="Standard" style:list-style-name="L1">
      <style:text-properties officeooo:paragraph-rsid="000e6214"/>
    </style:style>
    <style:style style:name="P27" style:family="paragraph" style:parent-style-name="Standard" style:list-style-name="L1">
      <style:text-properties officeooo:paragraph-rsid="005520de"/>
    </style:style>
    <style:style style:name="P28" style:family="paragraph" style:parent-style-name="Standard" style:list-style-name="L1">
      <style:text-properties officeooo:paragraph-rsid="0055ef81"/>
    </style:style>
    <style:style style:name="P29" style:family="paragraph" style:parent-style-name="Standard" style:list-style-name="L1">
      <style:text-properties fo:background-color="transparent"/>
    </style:style>
    <style:style style:name="P30" style:family="paragraph" style:parent-style-name="Standard" style:list-style-name="L1">
      <style:text-properties officeooo:paragraph-rsid="00476078" fo:background-color="transparent"/>
    </style:style>
    <style:style style:name="P31" style:family="paragraph" style:parent-style-name="Standard" style:list-style-name="L1">
      <style:text-properties officeooo:paragraph-rsid="0014e201" fo:background-color="transparent"/>
    </style:style>
    <style:style style:name="P32" style:family="paragraph" style:parent-style-name="Standard" style:list-style-name="L1">
      <style:text-properties officeooo:rsid="000e6214" officeooo:paragraph-rsid="0014e201" fo:background-color="transparent"/>
    </style:style>
    <style:style style:name="P33" style:family="paragraph" style:parent-style-name="Standard" style:list-style-name="L1">
      <style:text-properties officeooo:rsid="0015600c" officeooo:paragraph-rsid="0015600c" fo:background-color="transparent"/>
    </style:style>
    <style:style style:name="P34" style:family="paragraph" style:parent-style-name="Standard" style:list-style-name="L1">
      <style:text-properties officeooo:rsid="002e39a9" officeooo:paragraph-rsid="0014e201" fo:background-color="transparent"/>
    </style:style>
    <style:style style:name="P35" style:family="paragraph" style:parent-style-name="Standard" style:list-style-name="L1">
      <style:text-properties style:text-position="0% 100%" fo:font-size="12pt" fo:font-weight="normal" officeooo:paragraph-rsid="0014e201" fo:background-color="transparent" style:font-size-asian="12pt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4e201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8f2c1" officeooo:paragraph-rsid="0018f2c1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158204" officeooo:paragraph-rsid="00208006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cm" fo:margin-bottom="0cm" style:contextual-spacing="false"/>
      <style:text-properties fo:font-weight="normal" officeooo:paragraph-rsid="0014e201" fo:background-color="transparent" style:font-weight-asian="normal" style:font-weight-complex="normal"/>
    </style:style>
    <style:style style:name="P40" style:family="paragraph" style:parent-style-name="Standard" style:list-style-name="L1">
      <style:paragraph-properties fo:margin-top="0cm" fo:margin-bottom="0cm" style:contextual-spacing="false"/>
      <style:text-properties fo:font-weight="normal" officeooo:paragraph-rsid="00182241" fo:background-color="transparent" style:font-weight-asian="normal" style:font-weight-complex="normal"/>
    </style:style>
    <style:style style:name="P41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1a9c6e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31a53e" fo:background-color="transparent" style:font-weight-asian="normal" style:font-weight-complex="normal"/>
    </style:style>
    <style:style style:name="P43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3a22f1" fo:background-color="transparent" style:font-weight-asian="normal" style:font-weight-complex="normal"/>
    </style:style>
    <style:style style:name="P44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3c9499" fo:background-color="transparent" style:font-weight-asian="normal" style:font-weight-complex="normal"/>
    </style:style>
    <style:style style:name="P45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1c1459" fo:background-color="transparent" style:font-weight-asian="normal" style:font-weight-complex="normal"/>
    </style:style>
    <style:style style:name="P46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482f01" fo:background-color="transparent" style:font-weight-asian="normal" style:font-weight-complex="normal"/>
    </style:style>
    <style:style style:name="P47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20a0fc" fo:background-color="transparent" style:font-weight-asian="normal" style:font-weight-complex="normal"/>
    </style:style>
    <style:style style:name="P48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362357" fo:background-color="transparent" style:font-weight-asian="normal" style:font-weight-complex="normal"/>
    </style:style>
    <style:style style:name="P49" style:family="paragraph" style:parent-style-name="Standard" style:list-style-name="L1">
      <style:paragraph-properties fo:margin-top="0cm" fo:margin-bottom="0cm" style:contextual-spacing="false"/>
      <style:text-properties fo:font-weight="normal" officeooo:rsid="00212733" officeooo:paragraph-rsid="002d2848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3de80b" style:font-weight-asian="normal" style:font-weight-complex="normal"/>
    </style:style>
    <style:style style:name="P51" style:family="paragraph" style:parent-style-name="Standard" style:list-style-name="L1">
      <style:paragraph-properties fo:margin-top="0cm" fo:margin-bottom="0cm" style:contextual-spacing="false"/>
      <style:text-properties fo:font-weight="normal" officeooo:rsid="00112e48" officeooo:paragraph-rsid="00482f01" style:font-weight-asian="normal" style:font-weight-complex="normal"/>
    </style:style>
    <style:style style:name="P52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3fed16" style:font-weight-asian="normal" style:font-weight-complex="normal"/>
    </style:style>
    <style:style style:name="P53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3b2162" style:font-weight-asian="normal" style:font-weight-complex="normal"/>
    </style:style>
    <style:style style:name="P54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42b25a" style:font-weight-asian="normal" style:font-weight-complex="normal"/>
    </style:style>
    <style:style style:name="P55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220ba0" style:font-weight-asian="normal" style:font-weight-complex="normal"/>
    </style:style>
    <style:style style:name="P56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362357" style:font-weight-asian="normal" style:font-weight-complex="normal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fo:font-weight="normal" officeooo:rsid="00158204" officeooo:paragraph-rsid="0043cc53" style:font-weight-asian="normal" style:font-weight-complex="normal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fo:font-weight="normal" officeooo:rsid="00426b15" officeooo:paragraph-rsid="002fd77d" style:font-weight-asian="normal" style:font-weight-complex="normal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fo:font-weight="normal" officeooo:rsid="00237d79" officeooo:paragraph-rsid="001949d9" style:font-weight-asian="normal" style:font-weight-complex="normal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12e48" officeooo:paragraph-rsid="00346b77" style:font-size-asian="12pt" style:font-weight-asian="normal" style:font-weight-complex="normal"/>
    </style:style>
    <style:style style:name="P61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12e48" officeooo:paragraph-rsid="003a22f1" style:font-size-asian="12pt" style:font-weight-asian="normal" style:font-weight-complex="normal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12e48" officeooo:paragraph-rsid="003d467b" style:font-size-asian="12pt" style:font-weight-asian="normal" style:font-weight-complex="normal"/>
    </style:style>
    <style:style style:name="P63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12e48" officeooo:paragraph-rsid="003de80b" style:font-size-asian="12pt" style:font-weight-asian="normal" style:font-weight-complex="normal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58204" officeooo:paragraph-rsid="003b2162" style:font-size-asian="12pt" style:font-weight-asian="normal" style:font-weight-complex="normal"/>
    </style:style>
    <style:style style:name="P6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text-position="0% 100%" fo:font-size="12pt" fo:font-weight="normal" officeooo:rsid="00158204" officeooo:paragraph-rsid="00513f28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158204" officeooo:paragraph-rsid="0020a0fc" fo:background-color="transparent" style:font-size-asian="12pt" style:font-weight-asian="normal" style:font-weight-complex="normal"/>
    </style:style>
    <style:style style:name="P67" style:family="paragraph" style:parent-style-name="Standard" style:list-style-name="L1">
      <style:paragraph-properties fo:margin-top="0cm" fo:margin-bottom="0cm" style:contextual-spacing="false"/>
      <style:text-properties style:text-position="0% 100%" fo:font-size="12pt" fo:font-weight="normal" officeooo:rsid="00426b15" officeooo:paragraph-rsid="002e967c" fo:background-color="transparent" style:font-size-asian="12pt" style:font-weight-asian="normal" style:font-weight-complex="normal"/>
    </style:style>
    <style:style style:name="P6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fo:font-weight="normal" officeooo:rsid="00158204" officeooo:paragraph-rsid="003fed16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fo:font-weight="normal" officeooo:rsid="00158204" officeooo:paragraph-rsid="0043cc53" style:font-size-asian="10.5pt" style:font-weight-asian="normal" style:font-size-complex="12pt" style:font-weight-complex="normal"/>
    </style:style>
    <style:style style:name="T1" style:family="text">
      <style:text-properties officeooo:rsid="000e6214"/>
    </style:style>
    <style:style style:name="T2" style:family="text">
      <style:text-properties officeooo:rsid="001a0bf4"/>
    </style:style>
    <style:style style:name="T3" style:family="text">
      <style:text-properties officeooo:rsid="001aee48"/>
    </style:style>
    <style:style style:name="T4" style:family="text">
      <style:text-properties officeooo:rsid="0030be46"/>
    </style:style>
    <style:style style:name="T5" style:family="text">
      <style:text-properties officeooo:rsid="0014e201"/>
    </style:style>
    <style:style style:name="T6" style:family="text">
      <style:text-properties officeooo:rsid="00182241"/>
    </style:style>
    <style:style style:name="T7" style:family="text">
      <style:text-properties officeooo:rsid="001851a3"/>
    </style:style>
    <style:style style:name="T8" style:family="text">
      <style:text-properties fo:font-weight="normal" officeooo:rsid="00a9dd62" fo:background-color="transparent" style:font-weight-asian="normal" style:font-weight-complex="normal"/>
    </style:style>
    <style:style style:name="T9" style:family="text">
      <style:text-properties fo:font-weight="normal" officeooo:rsid="003de80b" fo:background-color="transparent" style:font-weight-asian="normal" style:font-weight-complex="normal"/>
    </style:style>
    <style:style style:name="T10" style:family="text">
      <style:text-properties fo:font-weight="normal" officeooo:rsid="0058c706" fo:background-color="transparent" style:font-weight-asian="normal" style:font-weight-complex="normal"/>
    </style:style>
    <style:style style:name="T11" style:family="text">
      <style:text-properties fo:font-weight="normal" officeooo:rsid="00482f01" fo:background-color="transparent" style:font-weight-asian="normal" style:font-weight-complex="normal"/>
    </style:style>
    <style:style style:name="T12" style:family="text">
      <style:text-properties fo:font-weight="normal" officeooo:rsid="00ac5fb7" fo:background-color="transparent" style:font-weight-asian="normal" style:font-weight-complex="normal"/>
    </style:style>
    <style:style style:name="T13" style:family="text">
      <style:text-properties fo:font-weight="normal" officeooo:rsid="003fed16" fo:background-color="transparent" style:font-weight-asian="normal" style:font-weight-complex="normal"/>
    </style:style>
    <style:style style:name="T14" style:family="text">
      <style:text-properties fo:font-weight="normal" officeooo:rsid="0041e316" fo:background-color="transparent" style:font-weight-asian="normal" style:font-weight-complex="normal"/>
    </style:style>
    <style:style style:name="T15" style:family="text">
      <style:text-properties fo:font-weight="normal" officeooo:rsid="009f1032" fo:background-color="transparent" style:font-weight-asian="normal" style:font-weight-complex="normal"/>
    </style:style>
    <style:style style:name="T16" style:family="text">
      <style:text-properties fo:font-weight="normal" officeooo:rsid="003b2162" fo:background-color="transparent" style:font-weight-asian="normal" style:font-weight-complex="normal"/>
    </style:style>
    <style:style style:name="T17" style:family="text">
      <style:text-properties fo:font-weight="normal" officeooo:rsid="0035db8b" fo:background-color="transparent" style:font-weight-asian="normal" style:font-weight-complex="normal"/>
    </style:style>
    <style:style style:name="T18" style:family="text">
      <style:text-properties fo:font-weight="normal" officeooo:rsid="002fd77d" fo:background-color="transparent" style:font-weight-asian="normal" style:font-weight-complex="normal"/>
    </style:style>
    <style:style style:name="T19" style:family="text">
      <style:text-properties fo:font-weight="normal" officeooo:rsid="0042b25a" fo:background-color="transparent" style:font-weight-asian="normal" style:font-weight-complex="normal"/>
    </style:style>
    <style:style style:name="T20" style:family="text">
      <style:text-properties fo:font-weight="normal" officeooo:rsid="0043cc53" fo:background-color="transparent" style:font-weight-asian="normal" style:font-weight-complex="normal"/>
    </style:style>
    <style:style style:name="T21" style:family="text">
      <style:text-properties fo:font-weight="normal" officeooo:rsid="00468ef7" fo:background-color="transparent" style:font-weight-asian="normal" style:font-weight-complex="normal"/>
    </style:style>
    <style:style style:name="T22" style:family="text">
      <style:text-properties fo:font-weight="normal" officeooo:rsid="0062dff8" fo:background-color="transparent" style:font-weight-asian="normal" style:font-weight-complex="normal"/>
    </style:style>
    <style:style style:name="T23" style:family="text">
      <style:text-properties fo:font-weight="normal" officeooo:rsid="00346b77" fo:background-color="transparent" style:font-weight-asian="normal" style:font-weight-complex="normal"/>
    </style:style>
    <style:style style:name="T24" style:family="text">
      <style:text-properties fo:font-weight="normal" officeooo:rsid="004ec3e7" fo:background-color="transparent" style:font-weight-asian="normal" style:font-weight-complex="normal"/>
    </style:style>
    <style:style style:name="T25" style:family="text">
      <style:text-properties fo:font-weight="normal" officeooo:rsid="003a22f1" fo:background-color="transparent" style:font-weight-asian="normal" style:font-weight-complex="normal"/>
    </style:style>
    <style:style style:name="T26" style:family="text">
      <style:text-properties fo:font-weight="normal" officeooo:rsid="005ad1a9" fo:background-color="transparent" style:font-weight-asian="normal" style:font-weight-complex="normal"/>
    </style:style>
    <style:style style:name="T27" style:family="text">
      <style:text-properties fo:font-weight="normal" officeooo:rsid="003d467b" fo:background-color="transparent" style:font-weight-asian="normal" style:font-weight-complex="normal"/>
    </style:style>
    <style:style style:name="T28" style:family="text">
      <style:text-properties fo:font-weight="normal" officeooo:rsid="00513f28" fo:background-color="transparent" style:font-weight-asian="normal" style:font-weight-complex="normal"/>
    </style:style>
    <style:style style:name="T29" style:family="text">
      <style:text-properties fo:font-weight="normal" officeooo:rsid="0030ea92" fo:background-color="transparent" style:font-weight-asian="normal" style:font-weight-complex="normal"/>
    </style:style>
    <style:style style:name="T30" style:family="text">
      <style:text-properties fo:font-weight="normal" officeooo:rsid="002d2fac" fo:background-color="transparent" style:font-weight-asian="normal" style:font-weight-complex="normal"/>
    </style:style>
    <style:style style:name="T31" style:family="text">
      <style:text-properties fo:font-weight="normal" officeooo:rsid="001949d9" fo:background-color="transparent" style:font-weight-asian="normal" style:font-weight-complex="normal"/>
    </style:style>
    <style:style style:name="T32" style:family="text">
      <style:text-properties fo:font-weight="normal" officeooo:rsid="003161f5" fo:background-color="transparent" style:font-weight-asian="normal" style:font-weight-complex="normal"/>
    </style:style>
    <style:style style:name="T33" style:family="text">
      <style:text-properties fo:font-weight="normal" officeooo:rsid="00220ba0" fo:background-color="transparent" style:font-weight-asian="normal" style:font-weight-complex="normal"/>
    </style:style>
    <style:style style:name="T34" style:family="text">
      <style:text-properties fo:font-weight="normal" officeooo:rsid="008f4f2e" fo:background-color="transparent" style:font-weight-asian="normal" style:font-weight-complex="normal"/>
    </style:style>
    <style:style style:name="T35" style:family="text">
      <style:text-properties fo:font-weight="normal" officeooo:rsid="00362357" fo:background-color="transparent" style:font-weight-asian="normal" style:font-weight-complex="normal"/>
    </style:style>
    <style:style style:name="T36" style:family="text">
      <style:text-properties officeooo:rsid="001a7e69"/>
    </style:style>
    <style:style style:name="T37" style:family="text">
      <style:text-properties officeooo:rsid="0031aa30"/>
    </style:style>
    <style:style style:name="T38" style:family="text">
      <style:text-properties officeooo:rsid="003d0a6c"/>
    </style:style>
    <style:style style:name="T39" style:family="text">
      <style:text-properties officeooo:rsid="001a9c6e"/>
    </style:style>
    <style:style style:name="T40" style:family="text">
      <style:text-properties officeooo:rsid="001c1459"/>
    </style:style>
    <style:style style:name="T41" style:family="text">
      <style:text-properties officeooo:rsid="001c64f9"/>
    </style:style>
    <style:style style:name="T42" style:family="text">
      <style:text-properties officeooo:rsid="001dff20"/>
    </style:style>
    <style:style style:name="T43" style:family="text">
      <style:text-properties officeooo:rsid="001f8a7f"/>
    </style:style>
    <style:style style:name="T44" style:family="text">
      <style:text-properties officeooo:rsid="003161f5"/>
    </style:style>
    <style:style style:name="T45" style:family="text">
      <style:text-properties officeooo:rsid="00208006"/>
    </style:style>
    <style:style style:name="T46" style:family="text">
      <style:text-properties officeooo:rsid="0020a0fc"/>
    </style:style>
    <style:style style:name="T47" style:family="text">
      <style:text-properties officeooo:rsid="00220ba0"/>
    </style:style>
    <style:style style:name="T48" style:family="text">
      <style:text-properties officeooo:rsid="00506522"/>
    </style:style>
    <style:style style:name="T49" style:family="text">
      <style:text-properties officeooo:rsid="002d2848"/>
    </style:style>
    <style:style style:name="T50" style:family="text">
      <style:text-properties officeooo:rsid="0035db8b"/>
    </style:style>
    <style:style style:name="T51" style:family="text">
      <style:text-properties officeooo:rsid="002e967c"/>
    </style:style>
    <style:style style:name="T52" style:family="text">
      <style:text-properties officeooo:rsid="0031a53e"/>
    </style:style>
    <style:style style:name="T53" style:family="text">
      <style:text-properties officeooo:rsid="0032ed55"/>
    </style:style>
    <style:style style:name="T54" style:family="text">
      <style:text-properties officeooo:rsid="00346b77"/>
    </style:style>
    <style:style style:name="T55" style:family="text">
      <style:text-properties officeooo:rsid="008f4f2e"/>
    </style:style>
    <style:style style:name="T56" style:family="text">
      <style:text-properties officeooo:rsid="00362357"/>
    </style:style>
    <style:style style:name="T57" style:family="text">
      <style:text-properties officeooo:rsid="0037387c"/>
    </style:style>
    <style:style style:name="T58" style:family="text">
      <style:text-properties officeooo:rsid="004ec3e7"/>
    </style:style>
    <style:style style:name="T59" style:family="text">
      <style:text-properties officeooo:rsid="003a22f1"/>
    </style:style>
    <style:style style:name="T60" style:family="text">
      <style:text-properties officeooo:rsid="005ad1a9"/>
    </style:style>
    <style:style style:name="T61" style:family="text">
      <style:text-properties officeooo:rsid="003c9499"/>
    </style:style>
    <style:style style:name="T62" style:family="text">
      <style:text-properties officeooo:rsid="003d467b"/>
    </style:style>
    <style:style style:name="T63" style:family="text">
      <style:text-properties officeooo:rsid="00476078"/>
    </style:style>
    <style:style style:name="T64" style:family="text">
      <style:text-properties officeooo:rsid="0058c706"/>
    </style:style>
    <style:style style:name="T65" style:family="text">
      <style:text-properties officeooo:rsid="00482f01"/>
    </style:style>
    <style:style style:name="T66" style:family="text">
      <style:text-properties fo:background-color="transparent"/>
    </style:style>
    <style:style style:name="T67" style:family="text">
      <style:text-properties officeooo:rsid="00476078" fo:background-color="transparent"/>
    </style:style>
    <style:style style:name="T68" style:family="text">
      <style:text-properties officeooo:rsid="002b811d" fo:background-color="transparent"/>
    </style:style>
    <style:style style:name="T69" style:family="text">
      <style:text-properties officeooo:rsid="0024d4d8" fo:background-color="transparent"/>
    </style:style>
    <style:style style:name="T70" style:family="text">
      <style:text-properties officeooo:rsid="00254824" fo:background-color="transparent"/>
    </style:style>
    <style:style style:name="T71" style:family="text">
      <style:text-properties officeooo:rsid="004df0be" fo:background-color="transparent"/>
    </style:style>
    <style:style style:name="T72" style:family="text">
      <style:text-properties officeooo:rsid="00270903" fo:background-color="transparent"/>
    </style:style>
    <style:style style:name="T73" style:family="text">
      <style:text-properties officeooo:rsid="00298f4e" fo:background-color="transparent"/>
    </style:style>
    <style:style style:name="T74" style:family="text">
      <style:text-properties officeooo:rsid="002887bf" fo:background-color="transparent"/>
    </style:style>
    <style:style style:name="T75" style:family="text">
      <style:text-properties officeooo:rsid="0011a47d" fo:background-color="transparent"/>
    </style:style>
    <style:style style:name="T76" style:family="text">
      <style:text-properties officeooo:rsid="00130449" fo:background-color="transparent"/>
    </style:style>
    <style:style style:name="T77" style:family="text">
      <style:text-properties officeooo:rsid="0053c5e9" fo:background-color="transparent"/>
    </style:style>
    <style:style style:name="T78" style:family="text">
      <style:text-properties officeooo:rsid="000e6214" fo:background-color="transparent"/>
    </style:style>
    <style:style style:name="T79" style:family="text">
      <style:text-properties officeooo:rsid="0023ab67" fo:background-color="transparent"/>
    </style:style>
    <style:style style:name="T80" style:family="text">
      <style:text-properties officeooo:rsid="005520de" fo:background-color="transparent"/>
    </style:style>
    <style:style style:name="T81" style:family="text">
      <style:text-properties officeooo:rsid="0055ef81" fo:background-color="transparent"/>
    </style:style>
    <style:style style:name="T82" style:family="text">
      <style:text-properties officeooo:rsid="005687f5" fo:background-color="transparent"/>
    </style:style>
    <style:style style:name="T83" style:family="text">
      <style:text-properties officeooo:rsid="004fd4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ory of Computation</text:p>
      <text:list xml:id="list1973115826536801888" text:style-name="L1">
        <text:list-item>
          <text:p text:style-name="P15"><text:a xlink:type="simple" xlink:href="../Regular%20Languages.odt"><text:span text:style-name="T66">Regular languages and finite automata</text:span></text:a><text:span text:style-name="T66"> – </text:span><text:a xlink:type="simple" xlink:href="../../To%20do.odt#Regular%20Languages"><text:span text:style-name="T68">To do</text:span></text:a></text:p>
          <text:list>
            <text:list-item>
              <text:p text:style-name="P16"><text:a xlink:type="simple" xlink:href="../Minimizing%20DFA.odt"><text:span text:style-name="T69">Minimizing DFA</text:span></text:a></text:p>
            </text:list-item>
            <text:list-item>
              <text:p text:style-name="P17"><text:a xlink:type="simple" xlink:href="../Properties%20of%20computation%20languages.odt#RL"><text:span text:style-name="T70">Properties of regular language</text:span></text:a><text:a xlink:type="simple" xlink:href="../Properties%20of%20computation%20languages.odt#RL"><text:span text:style-name="T71">s and DFA's</text:span></text:a></text:p>
            </text:list-item>
            <text:list-item>
              <text:p text:style-name="P18"><text:a xlink:type="simple" xlink:href="../Properties%20of%20computation%20languages.odt#NFA"><text:span text:style-name="T72">Properties of </text:span></text:a><text:a xlink:type="simple" xlink:href="../Properties%20of%20computation%20languages.odt#NFA"><text:span text:style-name="T73">a </text:span></text:a><text:a xlink:type="simple" xlink:href="../Properties%20of%20computation%20languages.odt#NFA"><text:span text:style-name="T72">NFA</text:span></text:a></text:p>
            </text:list-item>
            <text:list-item>
              <text:p text:style-name="P27"><text:a xlink:type="simple" xlink:href="../Regular%20expressions.odt"><text:span text:style-name="T80">Regular expressions</text:span></text:a></text:p>
            </text:list-item>
            <text:list-item>
              <text:p text:style-name="P28"><text:a xlink:type="simple" xlink:href="../Pumping%20lemma%20for%20regular%20languages.odt"><text:span text:style-name="T81">Pumping lemma </text:span></text:a><text:a xlink:type="simple" xlink:href="../Pumping%20lemma%20for%20regular%20languages.odt"><text:span text:style-name="T82">for regular languages</text:span></text:a></text:p>
            </text:list-item>
          </text:list>
        </text:list-item>
        <text:list-item>
          <text:p text:style-name="P19"><text:a xlink:type="simple" xlink:href="../Context%20Free%20Languages.odt"><text:span text:style-name="T66">Context free languages and Push-down automata</text:span></text:a><text:span text:style-name="T66"> – </text:span><text:a xlink:type="simple" xlink:href="../../To%20do.odt#CFL"><text:span text:style-name="T68">To do</text:span></text:a></text:p>
          <text:list>
            <text:list-item>
              <text:p text:style-name="P20"><text:a xlink:type="simple" xlink:href="../Properties%20of%20computation%20languages.odt#CFL"><text:span text:style-name="T70">Properties of </text:span></text:a><text:a xlink:type="simple" xlink:href="../Properties%20of%20computation%20languages.odt#CFL"><text:span text:style-name="T74">context-free </text:span></text:a><text:a xlink:type="simple" xlink:href="../Properties%20of%20computation%20languages.odt#CFL"><text:span text:style-name="T70">language</text:span></text:a><text:a xlink:type="simple" xlink:href="../Properties%20of%20computation%20languages.odt#CFL"><text:span text:style-name="T71">s and NPDA'</text:span></text:a><text:a xlink:type="simple" xlink:href="../Properties%20of%20computation%20languages.odt#CFL"><text:span text:style-name="T70">s</text:span></text:a></text:p>
            </text:list-item>
            <text:list-item>
              <text:p text:style-name="P20"><text:a xlink:type="simple" xlink:href="../Properties%20of%20computation%20languages.odt#DPDA"><text:span text:style-name="T72">Properties of </text:span></text:a><text:a xlink:type="simple" xlink:href="../Properties%20of%20computation%20languages.odt#DPDA"><text:span text:style-name="T73">a </text:span></text:a><text:a xlink:type="simple" xlink:href="../Properties%20of%20computation%20languages.odt#DPDA"><text:span text:style-name="T74">DPDA</text:span></text:a></text:p>
            </text:list-item>
            <text:list-item>
              <text:p text:style-name="P21"><text:a xlink:type="simple" xlink:href="../Pumping%20lemma%20for%20CFL's.odt"><text:span text:style-name="T67">Pumping lemma</text:span></text:a></text:p>
            </text:list-item>
            <text:list-item>
              <text:p text:style-name="P30"><text:a xlink:type="simple" xlink:href="../Non-Context%20Free%20Languages.odt"><text:span text:style-name="T63">Non-Context free languages</text:span></text:a></text:p>
            </text:list-item>
          </text:list>
        </text:list-item>
        <text:list-item>
          <text:p text:style-name="P19"><text:span text:style-name="T66">Recursively enumerable sets – </text:span><text:a xlink:type="simple" xlink:href="../../To%20do.odt#RES"><text:span text:style-name="T68">To do</text:span></text:a></text:p>
          <text:list>
            <text:list-item>
              <text:p text:style-name="P22"><text:a xlink:type="simple" xlink:href="../Turing%20Machine.odt"><text:span text:style-name="T75">Turing machines, recursive languages and recursively enumerable languages</text:span></text:a></text:p>
            </text:list-item>
            <text:list-item>
              <text:p text:style-name="P22"><text:a xlink:type="simple" xlink:href="../Variants%20of%20Turing-Machines.odt"><text:span text:style-name="T75">Variants of Turing machines</text:span></text:a></text:p>
            </text:list-item>
            <text:list-item>
              <text:p text:style-name="P23"><text:a xlink:type="simple" xlink:href="../Properties%20of%20computation%20languages.odt#Recursive"><text:span text:style-name="T70">Properties of </text:span></text:a><text:a xlink:type="simple" xlink:href="../Properties%20of%20computation%20languages.odt#Recursive"><text:span text:style-name="T73">recursive </text:span></text:a><text:a xlink:type="simple" xlink:href="../Properties%20of%20computation%20languages.odt#Recursive"><text:span text:style-name="T70">language</text:span></text:a><text:a xlink:type="simple" xlink:href="../Properties%20of%20computation%20languages.odt#Recursive"><text:span text:style-name="T71">s and deciders</text:span></text:a></text:p>
            </text:list-item>
            <text:list-item>
              <text:p text:style-name="P23"><text:a xlink:type="simple" xlink:href="../Properties%20of%20computation%20languages.odt#Recursively%20Enumerable"><text:span text:style-name="T70">Properties of </text:span></text:a><text:a xlink:type="simple" xlink:href="../Properties%20of%20computation%20languages.odt#Recursively%20Enumerable"><text:span text:style-name="T73">recursively enumerable </text:span></text:a><text:a xlink:type="simple" xlink:href="../Properties%20of%20computation%20languages.odt#Recursively%20Enumerable"><text:span text:style-name="T70">language</text:span></text:a><text:a xlink:type="simple" xlink:href="../Properties%20of%20computation%20languages.odt#Recursively%20Enumerable"><text:span text:style-name="T71">s and recognizers</text:span></text:a></text:p>
            </text:list-item>
          </text:list>
        </text:list-item>
        <text:list-item>
          <text:p text:style-name="P19"><text:a xlink:type="simple" xlink:href="../Undecidability.odt"><text:span text:style-name="T66">Undecidability</text:span></text:a><text:span text:style-name="T66"> – </text:span><text:a xlink:type="simple" xlink:href="../../To%20do.odt#Undecidability"><text:span text:style-name="T68">To do</text:span></text:a></text:p>
          <text:list>
            <text:list-item>
              <text:p text:style-name="P29">Decidable Languages</text:p>
              <text:list>
                <text:list-item>
                  <text:p text:style-name="P15"><text:a xlink:type="simple" xlink:href="../Decidable%20Languages.odt"><text:span text:style-name="T66">Decidable Languages</text:span></text:a></text:p>
                </text:list-item>
              </text:list>
            </text:list-item>
            <text:list-item>
              <text:p text:style-name="P29">Undecidable languages</text:p>
              <text:list>
                <text:list-item>
                  <text:p text:style-name="P24"><text:a xlink:type="simple" xlink:href="../Beyond%20Turing%20recognizable%20Languages.odt"><text:span text:style-name="T76">Beyond Turing </text:span></text:a><text:a xlink:type="simple" xlink:href="../Beyond%20Turing%20recognizable%20Languages.odt"><text:span text:style-name="T75">Recognizable languages</text:span></text:a></text:p>
                </text:list-item>
                <text:list-item>
                  <text:p text:style-name="P15"><text:a xlink:type="simple" xlink:href="../Undecidable%20Languages.odt"><text:span text:style-name="T66">Undecidable Languages</text:span></text:a></text:p>
                </text:list-item>
                <text:list-item>
                  <text:p text:style-name="P25"><text:a xlink:type="simple" xlink:href="../Rice's%20Theorem.odt"><text:span text:style-name="T77">Rice's Theorem</text:span></text:a></text:p>
                </text:list-item>
                <text:list-item>
                  <text:p text:style-name="P24"><text:a xlink:type="simple" xlink:href="../Mapping%20Reductions.odt"><text:span text:style-name="T66">Mapping reductions</text:span></text:a></text:p>
                </text:list-item>
              </text:list>
            </text:list-item>
          </text:list>
        </text:list-item>
        <text:list-item>
          <text:p text:style-name="P26"><text:a xlink:type="simple" xlink:href="../Complexity%20classes.odt"><text:span text:style-name="T78">Complexity classes – Basic concepts of P, NP, NP-complete and NP-Hard problem</text:span></text:a><text:span text:style-name="T78"> –</text:span><text:span text:style-name="T79"> </text:span><text:a xlink:type="simple" xlink:href="../../To%20do.odt#Complexity%20classes"><text:span text:style-name="T68">To do</text:span></text:a></text:p>
        </text:list-item>
      </text:list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Gate Questions</text:p>
      <text:list xml:id="list35307984" text:continue-numbering="true" text:style-name="L1">
        <text:list-item>
          <text:p text:style-name="P31">Regular languages and finite <text:span text:style-name="T5">automaton</text:span></text:p>
          <text:list>
            <text:list-item>
              <text:p text:style-name="P5">TG – 2232 – 1, 28, 29</text:p>
            </text:list-item>
            <text:list-item>
              <text:p text:style-name="P5">TG – 2233 – 25, 32</text:p>
            </text:list-item>
            <text:list-item>
              <text:p text:style-name="P5">TG – 2234 – 23, 24, 40</text:p>
            </text:list-item>
            <text:list-item>
              <text:p text:style-name="P39">TG – 2240 – 12, 14, 38</text:p>
            </text:list-item>
            <text:list-item>
              <text:p text:style-name="P5">TG – 2241 – 11, 12, 42</text:p>
            </text:list-item>
            <text:list-item>
              <text:p text:style-name="P5">TG – 2242 – 15, 37, 50, 51</text:p>
            </text:list-item>
            <text:list-item>
              <text:p text:style-name="P39">TG – 2251 – 1, 2, 26</text:p>
            </text:list-item>
            <text:list-item>
              <text:p text:style-name="P40"><text:span text:style-name="T6">TG – 2253 – 24, </text:span><text:span text:style-name="T7">25, 26</text:span></text:p>
            </text:list-item>
            <text:list-item>
              <text:p text:style-name="P41"><text:span text:style-name="T38">TG – 2254 – </text:span><text:span text:style-name="T39">18, </text:span><text:span text:style-name="T41">20, 21, </text:span><text:span text:style-name="T43">46</text:span></text:p>
            </text:list-item>
            <text:list-item>
              <text:p text:style-name="P42"><text:span text:style-name="T52">TG – 2255 – 8, </text:span><text:span text:style-name="T54">33</text:span></text:p>
            </text:list-item>
            <text:list-item>
              <text:p text:style-name="P43"><text:span text:style-name="T58">TG – 2256 – </text:span><text:span text:style-name="T59">12, 13, 31</text:span></text:p>
            </text:list-item>
            <text:list-item>
              <text:p text:style-name="P44"><text:span text:style-name="T60">TG – 2257 – </text:span><text:span text:style-name="T61">20, </text:span><text:span text:style-name="T62">44</text:span></text:p>
            </text:list-item>
            <text:list-item>
              <text:p text:style-name="P50"><text:span text:style-name="Strong_20_Emphasis"><text:span text:style-name="T8">TG – 2258 – </text:span></text:span><text:span text:style-name="Strong_20_Emphasis"><text:span text:style-name="T9">7, 42, 43, 44</text:span></text:span></text:p>
            </text:list-item>
            <text:list-item>
              <text:p text:style-name="P51"><text:span text:style-name="Strong_20_Emphasis"><text:span text:style-name="T10">TG – 2259 – </text:span></text:span><text:span text:style-name="Strong_20_Emphasis"><text:span text:style-name="T11">9</text:span></text:span></text:p>
            </text:list-item>
            <text:list-item>
              <text:p text:style-name="P6">G – 2003 – 14, <text:span text:style-name="T2">50, </text:span><text:span text:style-name="T3">55</text:span></text:p>
            </text:list-item>
            <text:list-item>
              <text:p text:style-name="P7"><text:span text:style-name="T37">G – 2004 – </text:span><text:span text:style-name="T36">86</text:span></text:p>
            </text:list-item>
            <text:list-item>
              <text:p text:style-name="P47"><text:span text:style-name="T44">G – 2005 – </text:span><text:span text:style-name="T46">53, </text:span><text:span text:style-name="T47">63</text:span></text:p>
            </text:list-item>
            <text:list-item>
              <text:p text:style-name="P52"><text:span text:style-name="Strong_20_Emphasis"><text:span text:style-name="T12">G – 2007 – </text:span></text:span><text:span text:style-name="Strong_20_Emphasis"><text:span text:style-name="T13">7, 29, 31, </text:span></text:span><text:span text:style-name="Strong_20_Emphasis"><text:span text:style-name="T14">74, 75</text:span></text:span></text:p>
            </text:list-item>
            <text:list-item>
              <text:p text:style-name="P48"><text:span text:style-name="T55">G – 2009 – </text:span><text:span text:style-name="T56">15, </text:span><text:span text:style-name="T57">41</text:span></text:p>
            </text:list-item>
            <text:list-item>
              <text:p text:style-name="P53"><text:span text:style-name="Strong_20_Emphasis"><text:span text:style-name="T15">G – 2008 – </text:span></text:span><text:span text:style-name="Strong_20_Emphasis"><text:span text:style-name="T16">49, 52, 53</text:span></text:span></text:p>
            </text:list-item>
            <text:list-item>
              <text:p text:style-name="P58"><text:span text:style-name="Strong_20_Emphasis"><text:span text:style-name="T17">G – 2010 – </text:span></text:span><text:span text:style-name="Strong_20_Emphasis"><text:span text:style-name="T18">39, 41</text:span></text:span></text:p>
            </text:list-item>
            <text:list-item>
              <text:p text:style-name="P49"><text:span text:style-name="T48">G – 2011 – </text:span><text:span text:style-name="T49">24, 42, 45</text:span></text:p>
            </text:list-item>
            <text:list-item>
              <text:p text:style-name="P54"><text:span text:style-name="Strong_20_Emphasis"><text:span text:style-name="T12">G – 20</text:span></text:span><text:span text:style-name="Strong_20_Emphasis"><text:span text:style-name="T19">12</text:span></text:span><text:span text:style-name="Strong_20_Emphasis"><text:span text:style-name="T12"> – </text:span></text:span><text:span text:style-name="Strong_20_Emphasis"><text:span text:style-name="T19">1, </text:span></text:span><text:span text:style-name="Strong_20_Emphasis"><text:span text:style-name="T20">13</text:span></text:span><text:span text:style-name="Strong_20_Emphasis"><text:span text:style-name="T21">, 37</text:span></text:span></text:p>
            </text:list-item>
          </text:list>
        </text:list-item>
        <text:list-item>
          <text:p text:style-name="P31">Context free languages and Push-down automat<text:span text:style-name="T5">on</text:span></text:p>
          <text:list>
            <text:list-item>
              <text:p text:style-name="P5">TG – 2232 – 2</text:p>
            </text:list-item>
            <text:list-item>
              <text:p text:style-name="P5">TG – 2233 – 33, 39, 50, 51</text:p>
            </text:list-item>
            <text:list-item>
              <text:p text:style-name="P5">TG – 2241 – 12, 44</text:p>
            </text:list-item>
            <text:list-item>
              <text:p text:style-name="P5">TG – 2242 – 14</text:p>
            </text:list-item>
            <text:list-item>
              <text:p text:style-name="P5">TG – 2251 – 13</text:p>
            </text:list-item>
            <text:list-item>
              <text:p text:style-name="P8">TG – 2253 – 27</text:p>
            </text:list-item>
            <text:list-item>
              <text:p text:style-name="P45"><text:span text:style-name="T38">TG – 2254 – </text:span><text:span text:style-name="T40">12, </text:span><text:span text:style-name="T42">45</text:span></text:p>
            </text:list-item>
            <text:list-item>
              <text:p text:style-name="P42"><text:span text:style-name="T52">TG – 2255 – 9, </text:span><text:span text:style-name="T53">25, </text:span><text:span text:style-name="T54">32</text:span></text:p>
            </text:list-item>
            <text:list-item>
              <text:p text:style-name="P43"><text:span text:style-name="T58">TG – 2256 – </text:span><text:span text:style-name="T59">45</text:span></text:p>
            </text:list-item>
            <text:list-item>
              <text:p text:style-name="P44"><text:span text:style-name="T60">TG – 2257 – </text:span><text:span text:style-name="T61">18, 19</text:span></text:p>
            </text:list-item>
            <text:list-item>
              <text:p text:style-name="P46"><text:span text:style-name="T64">TG – 2259 – </text:span><text:span text:style-name="T65">10</text:span></text:p>
            </text:list-item>
            <text:list-item>
              <text:p text:style-name="P9">G – 2003 – 51</text:p>
            </text:list-item>
            <text:list-item>
              <text:p text:style-name="P10"><text:span text:style-name="T37">G – 2004 – </text:span><text:span text:style-name="T36">87, 88</text:span></text:p>
            </text:list-item>
            <text:list-item>
              <text:p text:style-name="P47"><text:span text:style-name="T44">G – 2005 – </text:span><text:span text:style-name="T46">54, 55</text:span><text:span text:style-name="T44">, </text:span><text:span text:style-name="T47">57</text:span></text:p>
            </text:list-item>
            <text:list-item>
              <text:p text:style-name="P52"><text:span text:style-name="Strong_20_Emphasis"><text:span text:style-name="T12">G – 2007 – </text:span></text:span><text:span text:style-name="Strong_20_Emphasis"><text:span text:style-name="T13">30, </text:span></text:span><text:span text:style-name="Strong_20_Emphasis"><text:span text:style-name="T14">78, 79</text:span></text:span></text:p>
            </text:list-item>
            <text:list-item>
              <text:p text:style-name="P53"><text:span text:style-name="Strong_20_Emphasis"><text:span text:style-name="T15">G – 2008 – </text:span></text:span><text:span text:style-name="Strong_20_Emphasis"><text:span text:style-name="T16">50</text:span></text:span></text:p>
            </text:list-item>
            <text:list-item>
              <text:p text:style-name="P48"><text:span text:style-name="T55">G – 2009 – <text:s/></text:span><text:span text:style-name="T56">12, </text:span><text:span text:style-name="T57">16, 40</text:span></text:p>
            </text:list-item>
            <text:list-item>
              <text:p text:style-name="P58"><text:span text:style-name="Strong_20_Emphasis"><text:span text:style-name="T17">G – 2010 – </text:span></text:span><text:span text:style-name="Strong_20_Emphasis"><text:span text:style-name="T18">40</text:span></text:span></text:p>
            </text:list-item>
            <text:list-item>
              <text:p text:style-name="P49"><text:span text:style-name="T48">G – 2011 – </text:span><text:span text:style-name="T49">8, 26</text:span></text:p>
            </text:list-item>
          </text:list>
        </text:list-item>
        <text:list-item>
          <text:p text:style-name="P31">Recursively enumerable sets</text:p>
          <text:list>
            <text:list-item>
              <text:p text:style-name="P11"><text:soft-page-break/>TG – 2232 - 27 </text:p>
            </text:list-item>
            <text:list-item>
              <text:p text:style-name="P35">TG – 2240 – 52, 53</text:p>
            </text:list-item>
            <text:list-item>
              <text:p text:style-name="P12">TG – 2241 – 28, 29, 43</text:p>
            </text:list-item>
            <text:list-item>
              <text:p text:style-name="P60"><text:span text:style-name="Strong_20_Emphasis"><text:span text:style-name="T22">TG – 2255 – </text:span></text:span><text:span text:style-name="Strong_20_Emphasis"><text:span text:style-name="T23">34</text:span></text:span></text:p>
            </text:list-item>
            <text:list-item>
              <text:p text:style-name="P61"><text:span text:style-name="Strong_20_Emphasis"><text:span text:style-name="T24">TG – 2256 – </text:span></text:span><text:span text:style-name="Strong_20_Emphasis"><text:span text:style-name="T25">44</text:span></text:span></text:p>
            </text:list-item>
            <text:list-item>
              <text:p text:style-name="P62"><text:span text:style-name="Strong_20_Emphasis"><text:span text:style-name="T26">TG – 2257 – </text:span></text:span><text:span text:style-name="Strong_20_Emphasis"><text:span text:style-name="T27">43</text:span></text:span></text:p>
            </text:list-item>
            <text:list-item>
              <text:p text:style-name="P63"><text:span text:style-name="Strong_20_Emphasis"><text:span text:style-name="T8">TG – 2258 – </text:span></text:span><text:span text:style-name="Strong_20_Emphasis"><text:span text:style-name="T9">8</text:span></text:span></text:p>
            </text:list-item>
            <text:list-item>
              <text:p text:style-name="P13">G - 2003 – 15</text:p>
            </text:list-item>
            <text:list-item>
              <text:p text:style-name="P14"><text:span text:style-name="T37">G – 2004 – </text:span><text:span text:style-name="T36">89</text:span></text:p>
            </text:list-item>
            <text:list-item>
              <text:p text:style-name="P66"><text:span text:style-name="T44">G – 2005 – </text:span><text:span text:style-name="T46">56</text:span></text:p>
            </text:list-item>
            <text:list-item>
              <text:p text:style-name="P64"><text:span text:style-name="Strong_20_Emphasis"><text:span text:style-name="T15">G – 2008 – </text:span></text:span><text:span text:style-name="Strong_20_Emphasis"><text:span text:style-name="T16">9, 13, 48</text:span></text:span></text:p>
            </text:list-item>
            <text:list-item>
              <text:p text:style-name="P67"><text:span text:style-name="T50">G – 2010 – </text:span><text:span text:style-name="T51">17</text:span></text:p>
            </text:list-item>
          </text:list>
        </text:list-item>
        <text:list-item>
          <text:p text:style-name="P31">Undecidability</text:p>
          <text:list>
            <text:list-item>
              <text:p text:style-name="P36">TG – 2234 – 39</text:p>
            </text:list-item>
            <text:list-item>
              <text:p text:style-name="P37">TG – 2253 – 28</text:p>
            </text:list-item>
            <text:list-item>
              <text:p text:style-name="P38"><text:span text:style-name="T44">G – 2005 – <text:s/></text:span><text:span text:style-name="T45">45</text:span></text:p>
            </text:list-item>
            <text:list-item>
              <text:p text:style-name="P68"><text:span text:style-name="Strong_20_Emphasis"><text:span text:style-name="T12">G – 2007 – </text:span></text:span><text:span text:style-name="Strong_20_Emphasis"><text:span text:style-name="T13">6</text:span></text:span></text:p>
            </text:list-item>
            <text:list-item>
              <text:p text:style-name="P65"><text:span text:style-name="Strong_20_Emphasis"><text:span text:style-name="T28">G – 2008 - </text:span></text:span><text:span text:style-name="Strong_20_Emphasis"><text:span text:style-name="T16">10</text:span></text:span></text:p>
            </text:list-item>
            <text:list-item>
              <text:p text:style-name="P69"><text:span text:style-name="Strong_20_Emphasis"><text:span text:style-name="T12">G – 20</text:span></text:span><text:span text:style-name="Strong_20_Emphasis"><text:span text:style-name="T19">12</text:span></text:span><text:span text:style-name="Strong_20_Emphasis"><text:span text:style-name="T12"> – </text:span></text:span><text:span text:style-name="Strong_20_Emphasis"><text:span text:style-name="T20">14</text:span></text:span></text:p>
            </text:list-item>
          </text:list>
        </text:list-item>
        <text:list-item>
          <text:p text:style-name="P32">Complexity classes – Basic concepts of P, NP, NP-complete and NP-Hard problem</text:p>
          <text:list>
            <text:list-item>
              <text:p text:style-name="P33">TG – 2253 – 14</text:p>
            </text:list-item>
            <text:list-item>
              <text:p text:style-name="P34"><text:span text:style-name="T1">G – 2003 </text:span><text:span text:style-name="T83">- </text:span><text:span text:style-name="T1">12, 13, </text:span><text:span text:style-name="T4">52</text:span></text:p>
            </text:list-item>
            <text:list-item>
              <text:p text:style-name="P59"><text:span text:style-name="Strong_20_Emphasis"><text:span text:style-name="T29">G – 2004 –</text:span></text:span><text:span text:style-name="Strong_20_Emphasis"><text:span text:style-name="T30"> </text:span></text:span><text:span text:style-name="Strong_20_Emphasis"><text:span text:style-name="T31">30</text:span></text:span></text:p>
            </text:list-item>
            <text:list-item>
              <text:p text:style-name="P55"><text:span text:style-name="Strong_20_Emphasis"><text:span text:style-name="T32">G – 2005 – </text:span></text:span><text:span text:style-name="Strong_20_Emphasis"><text:span text:style-name="T33">58</text:span></text:span></text:p>
            </text:list-item>
            <text:list-item>
              <text:p text:style-name="P53"><text:span text:style-name="Strong_20_Emphasis"><text:span text:style-name="T15">G – 2008 – </text:span></text:span><text:span text:style-name="Strong_20_Emphasis"><text:span text:style-name="T16">44</text:span></text:span></text:p>
            </text:list-item>
            <text:list-item>
              <text:p text:style-name="P56"><text:span text:style-name="Strong_20_Emphasis"><text:span text:style-name="T34">G – 2009 – </text:span></text:span><text:span text:style-name="Strong_20_Emphasis"><text:span text:style-name="T35">14</text:span></text:span></text:p>
            </text:list-item>
            <text:list-item>
              <text:p text:style-name="P57"><text:span text:style-name="Strong_20_Emphasis"><text:span text:style-name="T12">G – 20</text:span></text:span><text:span text:style-name="Strong_20_Emphasis"><text:span text:style-name="T19">12</text:span></text:span><text:span text:style-name="Strong_20_Emphasis"><text:span text:style-name="T12"> – </text:span></text:span><text:span text:style-name="Strong_20_Emphasis"><text:span text:style-name="T20">9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3-31T15:16:56.29</dc:date>
    <meta:editing-duration>PT15H42M30S</meta:editing-duration>
    <meta:editing-cycles>65</meta:editing-cycles>
    <meta:document-statistic meta:table-count="0" meta:image-count="0" meta:object-count="0" meta:page-count="3" meta:paragraph-count="99" meta:word-count="508" meta:character-count="2314" meta:non-whitespace-character-count="1862"/>
  </office:meta>
</office:document-meta>
</file>